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style="italic"/>
    </style:style>
    <style:style style:name="T2" style:family="text">
      <style:text-properties style:font-name="times new roman" fo:font-size="10.1999998092651pt"/>
    </style:style>
    <style:style style:name="T3" style:family="text">
      <style:text-properties style:font-name="times new roman" fo:font-size="10.1999998092651pt" fo:font-style="italic"/>
    </style:style>
    <style:style style:name="T4" style:family="text">
      <style:text-properties style:font-name="courier new" fo:font-size="9pt"/>
    </style:style>
    <style:style style:name="T5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 Pangram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A word or a sentence in some language is called a <text:span text:style-name="T1">pangram</text:span> if all the characters of the alphabet of this language appear in it <text:span text:style-name="T1">at least once</text:span>. Pangrams are often used to demonstrate fonts in printing or test the output devices.</text:p>
        <text:p text:style-name="P6">You are given a string consisting of lowercase and uppercase Latin letters. Check whether this string is a pangram. We say that the string contains a letter of the Latin alphabet if this letter occurs in the string in uppercase or lowercase.</text:p>
        <text:p text:style-name="P8">Input</text:p>
        <text:p text:style-name="P6">The first line contains a single integer <text:span text:style-name="T3">n</text:span> (<text:span text:style-name="T2">1 ≤ </text:span><text:span text:style-name="T3">n</text:span><text:span text:style-name="T2"> ≤ 100</text:span>) — the number of characters in the string.</text:p>
        <text:p text:style-name="P6">The second line contains the string. The string consists only of uppercase and lowercase Latin letters.</text:p>
        <text:p text:style-name="P8">Output</text:p>
        <text:p text:style-name="P6">Output "<text:span text:style-name="T4">YES</text:span>", if the string is a pangram and "<text:span text:style-name="T4">NO</text:span>" otherwise.</text:p>
        <text:p text:style-name="P7">Examples</text:p>
        <text:p text:style-name="P9">input</text:p>
        <text:section text:style-name="Sect1" text:name="id009275027332784689">
          <text:p text:style-name="P10">Copy</text:p>
        </text:section>
        <text:p text:style-name="P1"><text:bookmark text:name="id006545841715494507"/>12</text:p>
        <text:p text:style-name="P2">toosmallword</text:p>
        <text:p text:style-name="P9">output</text:p>
        <text:section text:style-name="Sect1" text:name="id008719679036339707">
          <text:p text:style-name="P10">Copy</text:p>
        </text:section>
        <text:p text:style-name="P1"><text:bookmark text:name="id00862960885295492"/>NO</text:p>
        <text:p text:style-name="P9">input</text:p>
        <text:section text:style-name="Sect1" text:name="id00051010980302676145">
          <text:p text:style-name="P10">Copy</text:p>
        </text:section>
        <text:p text:style-name="P1"><text:bookmark text:name="id007974822297501496"/>35</text:p>
        <text:p text:style-name="P2">TheQuickBrownFoxJumpsOverTheLazyDog</text:p>
        <text:p text:style-name="P9">output</text:p>
        <text:section text:style-name="Sect1" text:name="id00831120641516647">
          <text:p text:style-name="P10">Copy</text:p>
        </text:section>
        <text:p text:style-name="P1"><text:bookmark text:name="id006050881574913909"/>YES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22:40:09.930000000</dc:date>
    <meta:editing-duration>PT8S</meta:editing-duration>
    <meta:editing-cycles>1</meta:editing-cycles>
    <meta:document-statistic meta:table-count="0" meta:image-count="0" meta:object-count="0" meta:page-count="1" meta:paragraph-count="32" meta:word-count="168" meta:character-count="953" meta:non-whitespace-character-count="814"/>
    <meta:generator>LibreOffice/7.2.2.2$Windows_X86_64 LibreOffice_project/02b2acce88a210515b4a5bb2e46cbfb63fe97d56</meta:generator>
  </office:meta>
</office:document-meta>
</file>